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4fd" officeooo:paragraph-rsid="0012f4fd" style:font-weight-asian="bold" style:font-weight-complex="bold"/>
    </style:style>
    <style:style style:name="P2" style:family="paragraph" style:parent-style-name="Standard">
      <style:text-properties fo:font-style="italic" fo:font-weight="normal" officeooo:rsid="0012f4fd" officeooo:paragraph-rsid="0012f4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13ad68" officeooo:paragraph-rsid="0013ad68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bold" officeooo:rsid="0012f4fd" officeooo:paragraph-rsid="0012f4f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12f4fd" officeooo:paragraph-rsid="0012f4f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3ad68" officeooo:paragraph-rsid="0013ad68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2f4fd" officeooo:paragraph-rsid="0012f4f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2f4fd" officeooo:paragraph-rsid="0013cf4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3ad68" officeooo:paragraph-rsid="0013cf4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bold" officeooo:rsid="0012f4fd" officeooo:paragraph-rsid="0013cf4c" style:font-weight-asian="bold" style:font-weight-complex="bold"/>
    </style:style>
    <style:style style:name="P11" style:family="paragraph" style:parent-style-name="Standard">
      <style:text-properties fo:font-style="italic" fo:font-weight="bold" officeooo:rsid="0012f4fd" officeooo:paragraph-rsid="0013cf4c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normal" officeooo:rsid="0012f4fd" officeooo:paragraph-rsid="0013cf4c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3ad68" officeooo:paragraph-rsid="0013cf4c" style:font-style-asian="italic" style:font-weight-asian="normal" style:font-style-complex="italic" style:font-weight-complex="normal"/>
    </style:style>
    <style:style style:name="T1" style:family="text">
      <style:text-properties officeooo:rsid="0013ad68"/>
    </style:style>
    <style:style style:name="T2" style:family="text">
      <style:text-properties officeooo:rsid="0013cf4c"/>
    </style:style>
    <style:style style:name="T3" style:family="text">
      <style:text-properties officeooo:rsid="00158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ributed load cantilever</text:p>
      <text:p text:style-name="P4"/>
      <text:p text:style-name="P2">Globally uniform mesh</text:p>
      <text:p text:style-name="P5">p = 5</text:p>
      <text:p text:style-name="P5">d = 64</text:p>
      <text:p text:style-name="P5">r = 0.3h</text:p>
      <text:p text:style-name="P5">DOFS = 40602</text:p>
      <text:p text:style-name="P5">design variables: 51200</text:p>
      <text:p text:style-name="P5">total time </text:p>
      <text:p text:style-name="P5">J/J* = <text:span text:style-name="T1">0.995+</text:span></text:p>
      <text:p text:style-name="P5"/>
      <text:p text:style-name="P3">dp-adaptive mesh</text:p>
      <text:p text:style-name="P6">starting: Q2/d16</text:p>
      <text:p text:style-name="P6">max: Q5/d64</text:p>
      <text:p text:style-name="P6">total time : 1329</text:p>
      <text:p text:style-name="P6">DOFS: 6642, <text:s/>9056-1238, 14858-2324, 22166-4706</text:p>
      <text:p text:style-name="P6">design variables: 12800, 12301, 15222, 23662</text:p>
      <text:p text:style-name="P6">J/J* = 0.995-</text:p>
      <text:p text:style-name="P5"/>
      <text:p text:style-name="P10"><text:span text:style-name="T2">Point</text:span> load cantilever</text:p>
      <text:p text:style-name="P11"/>
      <text:p text:style-name="P12">Globally uniform mesh</text:p>
      <text:p text:style-name="P8">p = 5</text:p>
      <text:p text:style-name="P8">d = 64</text:p>
      <text:p text:style-name="P8">r = 0.3h</text:p>
      <text:p text:style-name="P8">DOFS = 40602</text:p>
      <text:p text:style-name="P8">design variables: 51200</text:p>
      <text:p text:style-name="P8">total time: <text:span text:style-name="T3">9817</text:span></text:p>
      <text:p text:style-name="P8">J/J* = <text:span text:style-name="T1">0.978</text:span></text:p>
      <text:p text:style-name="P8"/>
      <text:p text:style-name="P13">dp-adaptive mesh</text:p>
      <text:p text:style-name="P9">starting: Q2/d16</text:p>
      <text:p text:style-name="P9">max: Q5/d64</text:p>
      <text:p text:style-name="P9">total time : <text:span text:style-name="T2">2133</text:span></text:p>
      <text:p text:style-name="P9">DOFS: 6642, <text:s/>9<text:span text:style-name="T2">148-1944</text:span>, 1<text:span text:style-name="T2">6008</text:span>-<text:span text:style-name="T2">3190</text:span>, 2<text:span text:style-name="T2">5200-5852</text:span></text:p>
      <text:p text:style-name="P9">design variables: 12800, 1<text:span text:style-name="T2">0646</text:span>, 1<text:span text:style-name="T2">6256</text:span>, 23662</text:p>
      <text:p text:style-name="P9">J/J* = 0.9<text:span text:style-name="T2">7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09:53:42.381558347</meta:creation-date>
    <dc:date>2017-08-28T19:07:27.041788700</dc:date>
    <meta:editing-duration>PT3H6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01" meta:character-count="575" meta:non-whitespace-character-count="503"/>
  </office:meta>
</office:document-meta>
</file>